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4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6509990548451484671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8347890043964557971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8889211887209431240" text:style-name="L3">
        <text:list-item>
          <text:p text:style-name="P22">10:00 <text:s/>120 bpm<text:tab/>4. <text:s text:c="3"/>8:00 <text:s/>154</text:p>
        </text:list-item>
        <text:list-item>
          <text:p text:style-name="P22">10:00 <text:s/>126<text:tab/><text:tab/>5. <text:s text:c="3"/>8:57 <text:s/>146</text:p>
        </text:list-item>
        <text:list-item>
          <text:p text:style-name="P22">8:57 <text:s/>139<text:tab/><text:tab/>6. <text:s/>10:00 <text:s/>136<text:tab/></text:p>
        </text:list-item>
      </text:list>
      <text:p text:style-name="P16"/>
      <text:list xml:id="list6529248703246616655" text:style-name="L4">
        <text:list-header>
          <text:p text:style-name="P23">Wed 3/8/2017 <text:span text:style-name="T1">6.5 miles</text:span></text:p>
          <text:p text:style-name="P23">I ran ½ mile to the indoor track and rested a few minutes.</text:p>
          <text:p text:style-name="P23">I ran and walked 4 miles in 44:27 or 11:07/mile.</text:p>
          <text:p text:style-name="P23">Then I walked a ½ mile in 6:45 and rested 10 minutes.</text:p>
          <text:p text:style-name="P23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6050308714954037700" text:style-name="L5">
        <text:list-item>
          <text:list>
            <text:list-header>
              <text:p text:style-name="P24">We ran a 1.75 mile warm up including ¼ mile of drills.</text:p>
              <text:p text:style-name="P24">Then 5 x ½ mile with a ¼ mile jog between each.</text:p>
              <text:p text:style-name="P24">Times for ½ mile runs: 4:22, 4:21, 4:24, 4:22, 4:21</text:p>
              <text:p text:style-name="P24">We warmed down with ½ mile jog.</text:p>
              <text:p text:style-name="P24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33226484" text:continue-list="list8889211887209431240" text:style-name="L3">
        <text:list-header>
          <text:p text:style-name="P22">2. <text:s/>10:00 <text:s/>120<text:tab/><text:tab/>5. <text:s text:c="2"/>8:57 <text:s/>142</text:p>
          <text:p text:style-name="P22">3. <text:s text:c="3"/>8:57 <text:s/>133</text:p>
        </text:list-header>
      </text:list>
      <text:p text:style-name="P17">42 miles in the last week</text:p>
      <text:p text:style-name="P17"><text:soft-page-break/><text:span text:style-name="T2">Sat 3/11/2017</text:span> <text:s/>6 miles</text:p>
      <text:p text:style-name="P16">I ran 1 mile on the indoor track in 8:57 and then rested about 5 minutes.</text:p>
      <text:p text:style-name="P16">On a treadmill I ran 6 x ½ mile all in 4:00. <text:s/>Before each half mile I jogged ¼ mile in about 3:00.</text:p>
      <text:p text:style-name="P16">At the end I warmed down with a ½ mile in about 5:00.</text:p>
      <text:p text:style-name="P16">My pulse at the beginning of each half mile was in the range 105 – 115 bpm.</text:p>
      <text:p text:style-name="P16">My pulses at the end of the ½ miles were 137, 140, 142, 142, 142, 141.</text:p>
      <text:p text:style-name="P16"/>
      <text:p text:style-name="P16">Sun 3/12/2017 <text:s/><text:span text:style-name="T1">no running</text:span></text:p>
      <text:p text:style-name="P16">We drove to New Alexandria PA</text:p>
      <text:p text:style-name="P16"/>
      <text:p text:style-name="P16">Mon 3/13/2017 <text:s/><text:span text:style-name="T1">4 miles</text:span></text:p>
      <text:p text:style-name="P16">I ran 5 x 0.8 mile somewhat hilly loop in New Alexandria PA. The average pace was 9:56/mile.</text:p>
      <text:p text:style-name="P16">The first loop was at 10:55/mile and the last loop at <text:s/>8:19/mile.</text:p>
      <text:p text:style-name="P16"/>
      <text:p text:style-name="P16">Tues 3/14/2017 <text:span text:style-name="T1">4 miles</text:span></text:p>
      <text:p text:style-name="P16">I ran about the same course as yesterday. <text:s/>The average pace was 9:52/mile. <text:s/>The last mile was in 8:2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4T13:03:47.68</dc:date>
    <dc:creator>James Lombardi</dc:creator>
    <meta:editing-duration>PT17H42M1S</meta:editing-duration>
    <meta:editing-cycles>118</meta:editing-cycles>
    <meta:document-statistic meta:table-count="0" meta:image-count="0" meta:object-count="0" meta:page-count="11" meta:paragraph-count="321" meta:word-count="4007" meta:character-count="19634"/>
  </office:meta>
</office:document-meta>
</file>